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GB"/>
    </style:style>
    <style:style style:name="P2" style:parent-style-name="Normal" style:family="paragraph">
      <style:paragraph-properties fo:margin-bottom="0in"/>
      <style:text-properties fo:language="en" fo:country="GB"/>
    </style:style>
    <style:style style:name="P3" style:parent-style-name="Normal" style:family="paragraph">
      <style:paragraph-properties fo:margin-bottom="0in"/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</office:automatic-styles>
  <office:body>
    <office:text text:use-soft-page-breaks="true">
      <text:p text:style-name="P1">Project report for week starting 13 January 2020</text:p>
      <text:p text:style-name="P2">20/01/20</text:p>
      <text:p text:style-name="P3">Shane Higgins</text:p>
      <text:p text:style-name="P4"/>
      <text:p text:style-name="P5">Tank chassis - Chassis assembled. Test on motors and ultrasonic sensors in week 2.</text:p>
      <text:p text:style-name="P6">OpenCV – I installed OpenCV of the Christmas break. And ran a few<text:s/>tests<text:s/>on some images using<text:s/>C++. On still jpeg images. Connected pi cam. up to raspberry pi and took some pictures. Also used these in the C++ test being run. Have been trying to get some object detection from a live feed using C++. Finding it difficult to find the right resources as most stuff is in python. I might need to relook at my plan on using C++.</text:p>
      <text:p text:style-name="P7">Android App Development – most of the week was put towards learning app development. It’s a class this semester but I have started an online course to build my app development skills faster. I will be starting work on my own app this week with what I have learnt so far.</text:p>
      <text:p text:style-name="P8"/>
      <text:p text:style-name="P9"><text:s/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iggins</meta:initial-creator>
    <dc:creator>Shane Higgins</dc:creator>
    <meta:creation-date>2020-01-20T20:55:00Z</meta:creation-date>
    <dc:date>2020-01-20T21:13:00Z</dc:date>
    <meta:template xlink:href="Normal" xlink:type="simple"/>
    <meta:editing-cycles>1</meta:editing-cycles>
    <meta:editing-duration>PT1080S</meta:editing-duration>
    <meta:document-statistic meta:page-count="1" meta:paragraph-count="1" meta:word-count="127" meta:character-count="853" meta:row-count="6" meta:non-whitespace-character-count="727"/>
  </office:meta>
</office:document-meta>
</file>